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7cm"/>
    </style:style>
    <style:style style:name="co3" style:family="table-column">
      <style:table-column-properties fo:break-before="auto" style:column-width="4.93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99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c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6666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cc33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cc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end" fo:margin-left="0cm"/>
      <style:text-properties style:use-window-font-color="true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18" style:family="table-cell" style:parent-style-name="Default">
      <style:table-cell-properties fo:background-color="#9900ff"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map style:condition="cell-content()=1" style:apply-style-name="Unbenannt1" style:base-cell-address="GPIOs.F2"/>
      <style:map style:condition="cell-content()=2" style:apply-style-name="Unbenannt2" style:base-cell-address="GPIOs.F2"/>
      <style:map style:condition="cell-content()=3" style:apply-style-name="Unbenannt3" style:base-cell-address="GPIOs.F2"/>
    </style:style>
    <style:style style:name="ce21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00cc00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0066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cc33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00cc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6666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00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66cc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INOUT" table:style-name="ta1" table:print="false">
        <table:table-column table:style-name="co1" table:default-cell-style-name="ce8"/>
        <table:table-column table:style-name="co2" table:default-cell-style-name="ce8"/>
        <table:table-column table:style-name="co1" table:number-columns-repeated="5" table:default-cell-style-name="ce8"/>
        <table:table-column table:style-name="co3" table:default-cell-style-name="ce8"/>
        <table:table-column table:style-name="co1" table:number-columns-repeated="1016" table:default-cell-style-name="ce8"/>
        <table:table-row table:style-name="ro1">
          <table:table-cell table:style-name="ce1" office:value-type="string">
            <text:p>Pin</text:p>
          </table:table-cell>
          <table:table-cell table:style-name="ce9" office:value-type="string">
            <text:p>Raspberry Pi</text:p>
          </table:table-cell>
          <table:table-cell table:style-name="ce11" office:value-type="string">
            <text:p>Banana Pi</text:p>
          </table:table-cell>
          <table:table-cell table:style-name="ce12" office:value-type="string">
            <text:p>WiringPi</text:p>
          </table:table-cell>
          <table:table-cell table:style-name="ce13" office:value-type="string">
            <text:p>GPIO</text:p>
          </table:table-cell>
          <table:table-cell table:style-name="ce13" office:value-type="string">
            <text:p>Color</text:p>
          </table:table-cell>
          <table:table-cell table:style-name="ce13" office:value-type="string">
            <text:p>Breakout</text:p>
          </table:table-cell>
          <table:table-cell table:style-name="ce13" office:value-type="string">
            <text:p>Usage</text:p>
          </table:table-cell>
          <table:table-cell office:value-type="string">
            <text:p>swt</text:p>
          </table:table-cell>
          <table:table-cell office:value-type="string">
            <text:p>prnt</text:p>
          </table:table-cell>
          <table:table-cell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10" office:value-type="string">
            <text:p>+ 3,3 V</text:p>
          </table:table-cell>
          <table:table-cell table:style-name="ce10" office:value-type="string">
            <text:p>-</text:p>
          </table:table-cell>
          <table:table-cell/>
          <table:table-cell table:style-name="ce14" table:formula="of:=MOD([.A2];10)" office:value-type="float" office:value="1">
            <text:p>1</text:p>
          </table:table-cell>
          <table:table-cell office:value-type="string">
            <text:p>K1</text:p>
          </table:table-cell>
          <table:table-cell table:number-columns-repeated="1017"/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table:style-name="ce10" office:value-type="string">
            <text:p>+ 5 V</text:p>
          </table:table-cell>
          <table:table-cell table:style-name="ce10" office:value-type="string">
            <text:p>-</text:p>
          </table:table-cell>
          <table:table-cell/>
          <table:table-cell table:style-name="ce14" table:formula="of:=MOD([.A3];10)" office:value-type="float" office:value="2">
            <text:p>2</text:p>
          </table:table-cell>
          <table:table-cell office:value-type="string">
            <text:p>N1</text:p>
          </table:table-cell>
          <table:table-cell table:number-columns-repeated="101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string">
            <text:p>(SDA1) GPIO 2</text:p>
          </table:table-cell>
          <table:table-cell table:style-name="ce10" office:value-type="string">
            <text:p>PB 21</text:p>
          </table:table-cell>
          <table:table-cell table:style-name="ce10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4" table:formula="of:=MOD([.A4];10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2" table:style-name="ce10" office:value-type="string">
            <text:p>+ 5 V</text:p>
          </table:table-cell>
          <table:table-cell table:style-name="ce10" office:value-type="string">
            <text:p>-</text:p>
          </table:table-cell>
          <table:table-cell/>
          <table:table-cell table:style-name="ce15" table:formula="of:=MOD([.A5];1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string">
            <text:p>(SCL1) GPIO 3</text:p>
          </table:table-cell>
          <table:table-cell table:style-name="ce10" office:value-type="string">
            <text:p>PB 20</text:p>
          </table:table-cell>
          <table:table-cell table:style-name="ce10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6" table:formula="of:=MOD([.A6];10)" office:value-type="float" office:value="5">
            <text:p>5</text:p>
          </table:table-cell>
          <table:table-cell office:value-type="string">
            <text:p>K3</text:p>
          </table:table-cell>
          <table:table-cell office:value-type="string">
            <text:p>in_swt</text:p>
          </table:table-cell>
          <table:table-cell office:value-type="string">
            <text:p>in</text:p>
          </table:table-cell>
          <table:table-cell table:number-columns-repeated="1015"/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table:style-name="ce10" office:value-type="string">
            <text:p>GND</text:p>
          </table:table-cell>
          <table:table-cell table:style-name="ce10" office:value-type="string">
            <text:p>-</text:p>
          </table:table-cell>
          <table:table-cell/>
          <table:table-cell table:style-name="ce17" table:formula="of:=MOD([.A7];10)" office:value-type="float" office:value="6">
            <text:p>6</text:p>
          </table:table-cell>
          <table:table-cell office:value-type="string">
            <text:p>N3</text:p>
          </table:table-cell>
          <table:table-cell office:value-type="string">
            <text:p>gnd_swt, gnd_prnt</text:p>
          </table:table-cell>
          <table:table-cell office:value-type="string">
            <text:p>gnd</text:p>
          </table:table-cell>
          <table:table-cell table:style-name="ce21" office:value-type="string">
            <text:p>gnd</text:p>
          </table:table-cell>
          <table:table-cell table:number-columns-repeated="1014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string">
            <text:p>(GPIO_GCLK) GPIO 4</text:p>
          </table:table-cell>
          <table:table-cell table:style-name="ce10" office:value-type="string">
            <text:p>PI 03</text:p>
          </table:table-cell>
          <table:table-cell table:style-name="ce10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8" table:formula="of:=MOD([.A8];10)" office:value-type="float" office:value="7">
            <text:p>7</text:p>
          </table:table-cell>
          <table:table-cell office:value-type="string">
            <text:p>K4</text:p>
          </table:table-cell>
          <table:table-cell table:number-columns-repeated="1017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0" office:value-type="string">
            <text:p>GPIO 14 (TXD0)</text:p>
          </table:table-cell>
          <table:table-cell table:style-name="ce10" office:value-type="string">
            <text:p>PH 00</text:p>
          </table:table-cell>
          <table:table-cell table:style-name="ce10" office:value-type="float" office:value="15">
            <text:p>15</text:p>
          </table:table-cell>
          <table:table-cell office:value-type="float" office:value="14">
            <text:p>14</text:p>
          </table:table-cell>
          <table:table-cell table:style-name="ce19" table:formula="of:=MOD([.A9];10)" office:value-type="float" office:value="8">
            <text:p>8</text:p>
          </table:table-cell>
          <table:table-cell office:value-type="string">
            <text:p>N4</text:p>
          </table:table-cell>
          <table:table-cell office:value-type="string">
            <text:p>rx_prnt</text:p>
          </table:table-cell>
          <table:table-cell/>
          <table:table-cell table:style-name="ce22" office:value-type="string">
            <text:p>rx</text:p>
          </table:table-cell>
          <table:table-cell table:number-columns-repeated="1014"/>
        </table:table-row>
        <table:table-row table:style-name="ro1">
          <table:table-cell table:style-name="ce5" office:value-type="float" office:value="9">
            <text:p>9</text:p>
          </table:table-cell>
          <table:table-cell table:number-columns-repeated="2" table:style-name="ce10" office:value-type="string">
            <text:p>GND</text:p>
          </table:table-cell>
          <table:table-cell table:style-name="ce10" office:value-type="string">
            <text:p>-</text:p>
          </table:table-cell>
          <table:table-cell/>
          <table:table-cell table:style-name="ce14" table:formula="of:=MOD([.A10];10)" office:value-type="float" office:value="9">
            <text:p>9</text:p>
          </table:table-cell>
          <table:table-cell office:value-type="string">
            <text:p>K5</text:p>
          </table:table-cell>
          <table:table-cell table:number-columns-repeated="1017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0" office:value-type="string">
            <text:p>GPIO 15 (RXD0)</text:p>
          </table:table-cell>
          <table:table-cell table:style-name="ce10" office:value-type="string">
            <text:p>PH 01</text:p>
          </table:table-cell>
          <table:table-cell table:style-name="ce10" office:value-type="float" office:value="16">
            <text:p>16</text:p>
          </table:table-cell>
          <table:table-cell office:value-type="float" office:value="15">
            <text:p>15</text:p>
          </table:table-cell>
          <table:table-cell table:style-name="ce20" table:formula="of:=MOD([.A11];10)" office:value-type="float" office:value="0">
            <text:p>0</text:p>
          </table:table-cell>
          <table:table-cell office:value-type="string">
            <text:p>N5</text:p>
          </table:table-cell>
          <table:table-cell office:value-type="string">
            <text:p>tx_prnt</text:p>
          </table:table-cell>
          <table:table-cell/>
          <table:table-cell table:style-name="ce23" office:value-type="string">
            <text:p>tx</text:p>
          </table:table-cell>
          <table:table-cell table:number-columns-repeated="1014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0" office:value-type="string">
            <text:p>(GPIO_GEN0) GPIO 17</text:p>
          </table:table-cell>
          <table:table-cell table:style-name="ce10" office:value-type="string">
            <text:p>PI 19</text:p>
          </table:table-cell>
          <table:table-cell table:style-name="ce10"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ce14" table:formula="of:=MOD([.A12];10)" office:value-type="float" office:value="1">
            <text:p>1</text:p>
          </table:table-cell>
          <table:table-cell office:value-type="string">
            <text:p>K6</text:p>
          </table:table-cell>
          <table:table-cell table:number-columns-repeated="2"/>
          <table:table-cell table:style-name="ce24" office:value-type="string">
            <text:p>?</text:p>
          </table:table-cell>
          <table:table-cell table:number-columns-repeated="1014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0" office:value-type="string">
            <text:p>GPIO 18 (GPIO_GEN1)</text:p>
          </table:table-cell>
          <table:table-cell table:style-name="ce10" office:value-type="string">
            <text:p>PH 02</text:p>
          </table:table-cell>
          <table:table-cell table:style-name="ce10"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4" table:formula="of:=MOD([.A13];10)" office:value-type="float" office:value="2">
            <text:p>2</text:p>
          </table:table-cell>
          <table:table-cell office:value-type="string">
            <text:p>N6</text:p>
          </table:table-cell>
          <table:table-cell table:number-columns-repeated="1017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string">
            <text:p>(GPIO_GEN2) GPIO 27</text:p>
          </table:table-cell>
          <table:table-cell table:style-name="ce10" office:value-type="string">
            <text:p>PI 18</text:p>
          </table:table-cell>
          <table:table-cell table:style-name="ce10" office:value-type="float" office:value="2">
            <text:p>2</text:p>
          </table:table-cell>
          <table:table-cell office:value-type="float" office:value="27">
            <text:p>27</text:p>
          </table:table-cell>
          <table:table-cell table:style-name="ce14" table:formula="of:=MOD([.A14];10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14">
            <text:p>14</text:p>
          </table:table-cell>
          <table:table-cell table:number-columns-repeated="2" table:style-name="ce10" office:value-type="string">
            <text:p>GND</text:p>
          </table:table-cell>
          <table:table-cell table:style-name="ce10" office:value-type="string">
            <text:p>-</text:p>
          </table:table-cell>
          <table:table-cell/>
          <table:table-cell table:style-name="ce15" table:formula="of:=MOD([.A15];1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10" office:value-type="string">
            <text:p>(GPIO_GEN3) GPIO 22</text:p>
          </table:table-cell>
          <table:table-cell table:style-name="ce10" office:value-type="string">
            <text:p>PI 17</text:p>
          </table:table-cell>
          <table:table-cell table:style-name="ce10" office:value-type="float" office:value="3">
            <text:p>3</text:p>
          </table:table-cell>
          <table:table-cell office:value-type="float" office:value="22">
            <text:p>22</text:p>
          </table:table-cell>
          <table:table-cell table:style-name="ce16" table:formula="of:=MOD([.A16];10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0" office:value-type="string">
            <text:p>GPIO 23 (GPIO_GEN4)</text:p>
          </table:table-cell>
          <table:table-cell table:style-name="ce10" office:value-type="string">
            <text:p>PH 20</text:p>
          </table:table-cell>
          <table:table-cell table:style-name="ce10" office:value-type="float" office:value="4">
            <text:p>4</text:p>
          </table:table-cell>
          <table:table-cell office:value-type="float" office:value="23">
            <text:p>23</text:p>
          </table:table-cell>
          <table:table-cell table:style-name="ce17" table:formula="of:=MOD([.A17];1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6" office:value-type="float" office:value="17">
            <text:p>17</text:p>
          </table:table-cell>
          <table:table-cell table:number-columns-repeated="2" table:style-name="ce10" office:value-type="string">
            <text:p>+ 3,3 V</text:p>
          </table:table-cell>
          <table:table-cell table:style-name="ce10" office:value-type="string">
            <text:p>-</text:p>
          </table:table-cell>
          <table:table-cell/>
          <table:table-cell table:style-name="ce18" table:formula="of:=MOD([.A18];10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10" office:value-type="string">
            <text:p>GPIO 24 (GPIO_GEN5)</text:p>
          </table:table-cell>
          <table:table-cell table:style-name="ce10" office:value-type="string">
            <text:p>PH 21</text:p>
          </table:table-cell>
          <table:table-cell table:style-name="ce10" office:value-type="float" office:value="5">
            <text:p>5</text:p>
          </table:table-cell>
          <table:table-cell office:value-type="float" office:value="24">
            <text:p>24</text:p>
          </table:table-cell>
          <table:table-cell table:style-name="ce19" table:formula="of:=MOD([.A19];10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string">
            <text:p>(SPI_MOSI) GPIO 10</text:p>
          </table:table-cell>
          <table:table-cell table:style-name="ce10" office:value-type="string">
            <text:p>PI 12</text:p>
          </table:table-cell>
          <table:table-cell table:style-name="ce10"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14" table:formula="of:=MOD([.A20];10)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5" office:value-type="float" office:value="20">
            <text:p>20</text:p>
          </table:table-cell>
          <table:table-cell table:number-columns-repeated="2" table:style-name="ce10" office:value-type="string">
            <text:p>GND</text:p>
          </table:table-cell>
          <table:table-cell table:style-name="ce10" office:value-type="string">
            <text:p>-</text:p>
          </table:table-cell>
          <table:table-cell/>
          <table:table-cell table:style-name="ce20" table:formula="of:=MOD([.A21];1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10" office:value-type="string">
            <text:p>(SPI_MISO) GPIO 9</text:p>
          </table:table-cell>
          <table:table-cell table:style-name="ce10" office:value-type="string">
            <text:p>PI 13</text:p>
          </table:table-cell>
          <table:table-cell table:style-name="ce10"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table:formula="of:=MOD([.A22];10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10" office:value-type="string">
            <text:p>GPIO 25 (GPIO_GEN6)</text:p>
          </table:table-cell>
          <table:table-cell table:style-name="ce10" office:value-type="string">
            <text:p>PI 16</text:p>
          </table:table-cell>
          <table:table-cell table:style-name="ce10" office:value-type="float" office:value="6">
            <text:p>6</text:p>
          </table:table-cell>
          <table:table-cell/>
          <table:table-cell table:style-name="ce14" table:formula="of:=MOD([.A23];10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10" office:value-type="string">
            <text:p>(SPI_SLCK) GPIO 11</text:p>
          </table:table-cell>
          <table:table-cell table:style-name="ce10" office:value-type="string">
            <text:p>PI 11</text:p>
          </table:table-cell>
          <table:table-cell table:style-name="ce10" office:value-type="float" office:value="14">
            <text:p>14</text:p>
          </table:table-cell>
          <table:table-cell office:value-type="float" office:value="11">
            <text:p>11</text:p>
          </table:table-cell>
          <table:table-cell table:style-name="ce14" table:formula="of:=MOD([.A24];10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10" office:value-type="string">
            <text:p>GPIO 8 (SPI_CE0_N)</text:p>
          </table:table-cell>
          <table:table-cell table:style-name="ce10" office:value-type="string">
            <text:p>PI 10</text:p>
          </table:table-cell>
          <table:table-cell table:style-name="ce10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15" table:formula="of:=MOD([.A25];1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float" office:value="25">
            <text:p>25</text:p>
          </table:table-cell>
          <table:table-cell table:number-columns-repeated="2" table:style-name="ce10" office:value-type="string">
            <text:p>GND</text:p>
          </table:table-cell>
          <table:table-cell table:style-name="ce10" office:value-type="string">
            <text:p>-</text:p>
          </table:table-cell>
          <table:table-cell/>
          <table:table-cell table:style-name="ce16" table:formula="of:=MOD([.A26];10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10" office:value-type="string">
            <text:p>GPIO 7 (SPI_CE1_N)</text:p>
          </table:table-cell>
          <table:table-cell table:style-name="ce10" office:value-type="string">
            <text:p>PI 14</text:p>
          </table:table-cell>
          <table:table-cell table:style-name="ce10" office:value-type="float" office:value="11">
            <text:p>11</text:p>
          </table:table-cell>
          <table:table-cell office:value-type="float" office:value="7">
            <text:p>7</text:p>
          </table:table-cell>
          <table:table-cell table:style-name="ce17" table:formula="of:=MOD([.A27];1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7" office:value-type="float" office:value="27">
            <text:p>27</text:p>
          </table:table-cell>
          <table:table-cell table:style-name="ce10" office:value-type="string">
            <text:p>(nur für I2C) ID_SD</text:p>
          </table:table-cell>
          <table:table-cell table:number-columns-repeated="3"/>
          <table:table-cell table:style-name="ce18" table:formula="of:=MOD([.A28];10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7" office:value-type="float" office:value="28">
            <text:p>28</text:p>
          </table:table-cell>
          <table:table-cell table:style-name="ce10" office:value-type="string">
            <text:p>ID_SC (nur für I2C)</text:p>
          </table:table-cell>
          <table:table-cell table:number-columns-repeated="2" table:style-name="ce10" office:value-type="string">
            <text:p> </text:p>
          </table:table-cell>
          <table:table-cell/>
          <table:table-cell table:style-name="ce19" table:formula="of:=MOD([.A29];10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10" office:value-type="string">
            <text:p>GPIO 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4" table:formula="of:=MOD([.A30];10)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10" office:value-type="string">
            <text:p>GND</text:p>
          </table:table-cell>
          <table:table-cell table:number-columns-repeated="2" table:style-name="ce10" office:value-type="string">
            <text:p> </text:p>
          </table:table-cell>
          <table:table-cell/>
          <table:table-cell table:style-name="ce20" table:formula="of:=MOD([.A31];10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0" office:value-type="string">
            <text:p>GPIO 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4" table:formula="of:=MOD([.A32];10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10" office:value-type="string">
            <text:p>GPIO 12</text:p>
          </table:table-cell>
          <table:table-cell table:number-columns-repeated="2" table:style-name="ce10" office:value-type="string">
            <text:p> </text:p>
          </table:table-cell>
          <table:table-cell office:value-type="float" office:value="12">
            <text:p>12</text:p>
          </table:table-cell>
          <table:table-cell table:style-name="ce14" table:formula="of:=MOD([.A33];10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0" office:value-type="string">
            <text:p>GPIO 13</text:p>
          </table:table-cell>
          <table:table-cell table:number-columns-repeated="2"/>
          <table:table-cell office:value-type="float" office:value="13">
            <text:p>13</text:p>
          </table:table-cell>
          <table:table-cell table:style-name="ce14" table:formula="of:=MOD([.A34];10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10" office:value-type="string">
            <text:p>GND</text:p>
          </table:table-cell>
          <table:table-cell table:number-columns-repeated="2" table:style-name="ce10" office:value-type="string">
            <text:p> </text:p>
          </table:table-cell>
          <table:table-cell/>
          <table:table-cell table:style-name="ce15" table:formula="of:=MOD([.A35];10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10" office:value-type="string">
            <text:p>GPIO 19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6" table:formula="of:=MOD([.A36];10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10" office:value-type="string">
            <text:p>GPIO 16</text:p>
          </table:table-cell>
          <table:table-cell table:number-columns-repeated="2" table:style-name="ce10" office:value-type="string">
            <text:p> </text:p>
          </table:table-cell>
          <table:table-cell office:value-type="float" office:value="16">
            <text:p>16</text:p>
          </table:table-cell>
          <table:table-cell table:style-name="ce17" table:formula="of:=MOD([.A37];10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10" office:value-type="string">
            <text:p>GPIO 26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8" table:formula="of:=MOD([.A38];10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10" office:value-type="string">
            <text:p>GPIO 20</text:p>
          </table:table-cell>
          <table:table-cell table:number-columns-repeated="2" table:style-name="ce10" office:value-type="string">
            <text:p> </text:p>
          </table:table-cell>
          <table:table-cell office:value-type="float" office:value="20">
            <text:p>20</text:p>
          </table:table-cell>
          <table:table-cell table:style-name="ce19" table:formula="of:=MOD([.A39];10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10" office:value-type="string">
            <text:p>GND</text:p>
          </table:table-cell>
          <table:table-cell table:number-columns-repeated="3"/>
          <table:table-cell table:style-name="ce14" table:formula="of:=MOD([.A40];10)" office:value-type="float" office:value="9">
            <text:p>9</text:p>
          </table:table-cell>
          <table:table-cell table:number-columns-repeated="101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string">
            <text:p>GPIO 21</text:p>
          </table:table-cell>
          <table:table-cell table:number-columns-repeated="2" table:style-name="ce10" office:value-type="string">
            <text:p> </text:p>
          </table:table-cell>
          <table:table-cell office:value-type="float" office:value="21">
            <text:p>21</text:p>
          </table:table-cell>
          <table:table-cell table:style-name="ce20" table:formula="of:=MOD([.A41];10)" office:value-type="float" office:value="0">
            <text:p>0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office:value-type="string">
            <text:p>src </text:p>
          </table:table-cell>
          <table:table-cell table:style-name="ce10" office:value-type="string">
            <text:p><text:a xlink:href="https://www.elektronik-kompendium.de/sites/raspberry-pi/1907101.htm">https://www.elektronik-kompendium.de/sites/raspberry-pi/1907101.htm</text:a> </text:p>
          </table:table-cell>
          <table:table-cell table:number-columns-repeated="102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PIOs" table:style-name="ta1" table:print="false">
        <table:table-column table:style-name="co1" table:number-columns-repeated="8" table:default-cell-style-name="Default"/>
        <table:table-row table:style-name="ro1">
          <table:table-cell table:style-name="ce25" office:value-type="string">
            <text:p>GPIO</text:p>
          </table:table-cell>
          <table:table-cell table:style-name="ce27" office:value-type="string">
            <text:p>Pull</text:p>
          </table:table-cell>
          <table:table-cell table:style-name="ce27" office:value-type="string">
            <text:p>ALT0</text:p>
          </table:table-cell>
          <table:table-cell table:style-name="ce27" office:value-type="string">
            <text:p>ALT1</text:p>
          </table:table-cell>
          <table:table-cell table:style-name="ce27" office:value-type="string">
            <text:p>ALT2</text:p>
          </table:table-cell>
          <table:table-cell table:style-name="ce27" office:value-type="string">
            <text:p>ALT3</text:p>
          </table:table-cell>
          <table:table-cell table:style-name="ce27" office:value-type="string">
            <text:p>ALT4</text:p>
          </table:table-cell>
          <table:table-cell table:style-name="ce27" office:value-type="string">
            <text:p>ALT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igh</text:p>
          </table:table-cell>
          <table:table-cell office:value-type="string">
            <text:p>SDA0</text:p>
          </table:table-cell>
          <table:table-cell office:value-type="string">
            <text:p>SA5</text:p>
          </table:table-cell>
          <table:table-cell office:value-type="string">
            <text:p>PCLK</text:p>
          </table:table-cell>
          <table:table-cell office:value-type="string">
            <text:p>SPI3_CE0_N</text:p>
          </table:table-cell>
          <table:table-cell office:value-type="string">
            <text:p>TXD2</text:p>
          </table:table-cell>
          <table:table-cell office:value-type="string">
            <text:p>SDA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gh</text:p>
          </table:table-cell>
          <table:table-cell office:value-type="string">
            <text:p>SCL0</text:p>
          </table:table-cell>
          <table:table-cell office:value-type="string">
            <text:p>SA4</text:p>
          </table:table-cell>
          <table:table-cell office:value-type="string">
            <text:p>DE</text:p>
          </table:table-cell>
          <table:table-cell office:value-type="string">
            <text:p>SPI3_MISO</text:p>
          </table:table-cell>
          <table:table-cell office:value-type="string">
            <text:p>RXD2</text:p>
          </table:table-cell>
          <table:table-cell office:value-type="string">
            <text:p>SCL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SDA1</text:p>
          </table:table-cell>
          <table:table-cell office:value-type="string">
            <text:p>SA3</text:p>
          </table:table-cell>
          <table:table-cell office:value-type="string">
            <text:p>LCD_VSYNC</text:p>
          </table:table-cell>
          <table:table-cell office:value-type="string">
            <text:p>SPI3_MOSI</text:p>
          </table:table-cell>
          <table:table-cell office:value-type="string">
            <text:p>CTS2</text:p>
          </table:table-cell>
          <table:table-cell office:value-type="string">
            <text:p>SDA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SCL1</text:p>
          </table:table-cell>
          <table:table-cell office:value-type="string">
            <text:p>SA2</text:p>
          </table:table-cell>
          <table:table-cell office:value-type="string">
            <text:p>LCD_HSYNC</text:p>
          </table:table-cell>
          <table:table-cell office:value-type="string">
            <text:p>SPI3_SCLK</text:p>
          </table:table-cell>
          <table:table-cell office:value-type="string">
            <text:p>RTS2</text:p>
          </table:table-cell>
          <table:table-cell office:value-type="string">
            <text:p>SCL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gh</text:p>
          </table:table-cell>
          <table:table-cell office:value-type="string">
            <text:p>GPCLK0</text:p>
          </table:table-cell>
          <table:table-cell office:value-type="string">
            <text:p>SA1</text:p>
          </table:table-cell>
          <table:table-cell office:value-type="string">
            <text:p>DPI_D0</text:p>
          </table:table-cell>
          <table:table-cell office:value-type="string">
            <text:p>SPI4_CE0_N</text:p>
          </table:table-cell>
          <table:table-cell office:value-type="string">
            <text:p>TXD3</text:p>
          </table:table-cell>
          <table:table-cell office:value-type="string">
            <text:p>SDA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GPCLK1</text:p>
          </table:table-cell>
          <table:table-cell office:value-type="string">
            <text:p>SA0</text:p>
          </table:table-cell>
          <table:table-cell office:value-type="string">
            <text:p>DPI_D1</text:p>
          </table:table-cell>
          <table:table-cell office:value-type="string">
            <text:p>SPI4_MISO</text:p>
          </table:table-cell>
          <table:table-cell office:value-type="string">
            <text:p>RXD3</text:p>
          </table:table-cell>
          <table:table-cell office:value-type="string">
            <text:p>SCL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igh</text:p>
          </table:table-cell>
          <table:table-cell office:value-type="string">
            <text:p>GPCLK2</text:p>
          </table:table-cell>
          <table:table-cell office:value-type="string">
            <text:p>SOE_N</text:p>
          </table:table-cell>
          <table:table-cell office:value-type="string">
            <text:p>DPI_D2</text:p>
          </table:table-cell>
          <table:table-cell office:value-type="string">
            <text:p>SPI4_MOSI</text:p>
          </table:table-cell>
          <table:table-cell office:value-type="string">
            <text:p>CTS3</text:p>
          </table:table-cell>
          <table:table-cell office:value-type="string">
            <text:p>SDA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igh</text:p>
          </table:table-cell>
          <table:table-cell office:value-type="string">
            <text:p>SPI0_CE1_N</text:p>
          </table:table-cell>
          <table:table-cell office:value-type="string">
            <text:p>SWE_N</text:p>
          </table:table-cell>
          <table:table-cell office:value-type="string">
            <text:p>DPI_D3</text:p>
          </table:table-cell>
          <table:table-cell office:value-type="string">
            <text:p>SPI4_SCLK</text:p>
          </table:table-cell>
          <table:table-cell office:value-type="string">
            <text:p>RTS3</text:p>
          </table:table-cell>
          <table:table-cell office:value-type="string">
            <text:p>SCL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office:value-type="string">
            <text:p>SPI0_CE0_N</text:p>
          </table:table-cell>
          <table:table-cell office:value-type="string">
            <text:p>SD0</text:p>
          </table:table-cell>
          <table:table-cell office:value-type="string">
            <text:p>DPI_D4</text:p>
          </table:table-cell>
          <table:table-cell office:value-type="string">
            <text:p>-</text:p>
          </table:table-cell>
          <table:table-cell office:value-type="string">
            <text:p>TXD4</text:p>
          </table:table-cell>
          <table:table-cell office:value-type="string">
            <text:p>SDA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w</text:p>
          </table:table-cell>
          <table:table-cell office:value-type="string">
            <text:p>SPI0_MISO</text:p>
          </table:table-cell>
          <table:table-cell office:value-type="string">
            <text:p>SD1</text:p>
          </table:table-cell>
          <table:table-cell office:value-type="string">
            <text:p>DPI_D5</text:p>
          </table:table-cell>
          <table:table-cell office:value-type="string">
            <text:p>-</text:p>
          </table:table-cell>
          <table:table-cell office:value-type="string">
            <text:p>RXD4</text:p>
          </table:table-cell>
          <table:table-cell office:value-type="string">
            <text:p>SCL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ow</text:p>
          </table:table-cell>
          <table:table-cell office:value-type="string">
            <text:p>SPI0_MOSI</text:p>
          </table:table-cell>
          <table:table-cell office:value-type="string">
            <text:p>SD2</text:p>
          </table:table-cell>
          <table:table-cell office:value-type="string">
            <text:p>DPI_D6</text:p>
          </table:table-cell>
          <table:table-cell office:value-type="string">
            <text:p>-</text:p>
          </table:table-cell>
          <table:table-cell office:value-type="string">
            <text:p>CTS4</text:p>
          </table:table-cell>
          <table:table-cell office:value-type="string">
            <text:p>SDA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ow</text:p>
          </table:table-cell>
          <table:table-cell office:value-type="string">
            <text:p>SPI0_SCLK</text:p>
          </table:table-cell>
          <table:table-cell office:value-type="string">
            <text:p>SD3</text:p>
          </table:table-cell>
          <table:table-cell office:value-type="string">
            <text:p>DPI_D7</text:p>
          </table:table-cell>
          <table:table-cell office:value-type="string">
            <text:p>-</text:p>
          </table:table-cell>
          <table:table-cell office:value-type="string">
            <text:p>RTS4</text:p>
          </table:table-cell>
          <table:table-cell office:value-type="string">
            <text:p>SCL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ow</text:p>
          </table:table-cell>
          <table:table-cell office:value-type="string">
            <text:p>PWM0</text:p>
          </table:table-cell>
          <table:table-cell office:value-type="string">
            <text:p>SD4</text:p>
          </table:table-cell>
          <table:table-cell office:value-type="string">
            <text:p>DPI_D8</text:p>
          </table:table-cell>
          <table:table-cell office:value-type="string">
            <text:p>SPI5_CE0_N</text:p>
          </table:table-cell>
          <table:table-cell office:value-type="string">
            <text:p>TXD5</text:p>
          </table:table-cell>
          <table:table-cell office:value-type="string">
            <text:p>SDA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ow</text:p>
          </table:table-cell>
          <table:table-cell office:value-type="string">
            <text:p>PWM1</text:p>
          </table:table-cell>
          <table:table-cell office:value-type="string">
            <text:p>SD5</text:p>
          </table:table-cell>
          <table:table-cell office:value-type="string">
            <text:p>DPI_D9</text:p>
          </table:table-cell>
          <table:table-cell office:value-type="string">
            <text:p>SPI5_MISO</text:p>
          </table:table-cell>
          <table:table-cell office:value-type="string">
            <text:p>RXD5</text:p>
          </table:table-cell>
          <table:table-cell office:value-type="string">
            <text:p>SCL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ow</text:p>
          </table:table-cell>
          <table:table-cell office:value-type="string">
            <text:p>TXD0</text:p>
          </table:table-cell>
          <table:table-cell office:value-type="string">
            <text:p>SD6</text:p>
          </table:table-cell>
          <table:table-cell office:value-type="string">
            <text:p>DPI_D10</text:p>
          </table:table-cell>
          <table:table-cell office:value-type="string">
            <text:p>SPI5_MOSI</text:p>
          </table:table-cell>
          <table:table-cell office:value-type="string">
            <text:p>CTS5</text:p>
          </table:table-cell>
          <table:table-cell office:value-type="string">
            <text:p>TXD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w</text:p>
          </table:table-cell>
          <table:table-cell office:value-type="string">
            <text:p>RXD0</text:p>
          </table:table-cell>
          <table:table-cell office:value-type="string">
            <text:p>SD7</text:p>
          </table:table-cell>
          <table:table-cell office:value-type="string">
            <text:p>DPI_D11</text:p>
          </table:table-cell>
          <table:table-cell office:value-type="string">
            <text:p>SPI5_SCLK</text:p>
          </table:table-cell>
          <table:table-cell office:value-type="string">
            <text:p>RTS5</text:p>
          </table:table-cell>
          <table:table-cell office:value-type="string">
            <text:p>RXD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ow</text:p>
          </table:table-cell>
          <table:table-cell office:value-type="string">
            <text:p>FL0</text:p>
          </table:table-cell>
          <table:table-cell office:value-type="string">
            <text:p>SD8</text:p>
          </table:table-cell>
          <table:table-cell office:value-type="string">
            <text:p>DPI_D12</text:p>
          </table:table-cell>
          <table:table-cell office:value-type="string">
            <text:p>CTS0</text:p>
          </table:table-cell>
          <table:table-cell office:value-type="string">
            <text:p>SPI1_CE2_N</text:p>
          </table:table-cell>
          <table:table-cell office:value-type="string">
            <text:p>CTS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ow</text:p>
          </table:table-cell>
          <table:table-cell office:value-type="string">
            <text:p>FL1</text:p>
          </table:table-cell>
          <table:table-cell office:value-type="string">
            <text:p>SD9</text:p>
          </table:table-cell>
          <table:table-cell office:value-type="string">
            <text:p>DPI_D13</text:p>
          </table:table-cell>
          <table:table-cell office:value-type="string">
            <text:p>RTS0</text:p>
          </table:table-cell>
          <table:table-cell office:value-type="string">
            <text:p>SPI1_CE1_N</text:p>
          </table:table-cell>
          <table:table-cell office:value-type="string">
            <text:p>RTS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ow</text:p>
          </table:table-cell>
          <table:table-cell office:value-type="string">
            <text:p>PCM_CLK</text:p>
          </table:table-cell>
          <table:table-cell office:value-type="string">
            <text:p>SD10</text:p>
          </table:table-cell>
          <table:table-cell office:value-type="string">
            <text:p>DPI_D14</text:p>
          </table:table-cell>
          <table:table-cell office:value-type="string">
            <text:p>SPI6_CE0_N</text:p>
          </table:table-cell>
          <table:table-cell office:value-type="string">
            <text:p>SPI1_CE0_N</text:p>
          </table:table-cell>
          <table:table-cell office:value-type="string">
            <text:p>PWM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ow</text:p>
          </table:table-cell>
          <table:table-cell office:value-type="string">
            <text:p>PCM_FS</text:p>
          </table:table-cell>
          <table:table-cell office:value-type="string">
            <text:p>SD11</text:p>
          </table:table-cell>
          <table:table-cell office:value-type="string">
            <text:p>DPI_D15</text:p>
          </table:table-cell>
          <table:table-cell office:value-type="string">
            <text:p>SPI6_MISO</text:p>
          </table:table-cell>
          <table:table-cell office:value-type="string">
            <text:p>SPI1_MISO</text:p>
          </table:table-cell>
          <table:table-cell office:value-type="string">
            <text:p>PWM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ow</text:p>
          </table:table-cell>
          <table:table-cell office:value-type="string">
            <text:p>PCM_DIN</text:p>
          </table:table-cell>
          <table:table-cell office:value-type="string">
            <text:p>SD12</text:p>
          </table:table-cell>
          <table:table-cell office:value-type="string">
            <text:p>DPI_D16</text:p>
          </table:table-cell>
          <table:table-cell office:value-type="string">
            <text:p>SPI6_MOSI</text:p>
          </table:table-cell>
          <table:table-cell office:value-type="string">
            <text:p>SPI1_MOSI</text:p>
          </table:table-cell>
          <table:table-cell office:value-type="string">
            <text:p>GPCLK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ow</text:p>
          </table:table-cell>
          <table:table-cell office:value-type="string">
            <text:p>PCM_DOUT</text:p>
          </table:table-cell>
          <table:table-cell office:value-type="string">
            <text:p>SD13</text:p>
          </table:table-cell>
          <table:table-cell office:value-type="string">
            <text:p>DPI_D17</text:p>
          </table:table-cell>
          <table:table-cell office:value-type="string">
            <text:p>SPI6_SCLK</text:p>
          </table:table-cell>
          <table:table-cell office:value-type="string">
            <text:p>SPI1_SCLK</text:p>
          </table:table-cell>
          <table:table-cell office:value-type="string">
            <text:p>GPCLK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ow</text:p>
          </table:table-cell>
          <table:table-cell office:value-type="string">
            <text:p>SD0_CLK</text:p>
          </table:table-cell>
          <table:table-cell office:value-type="string">
            <text:p>SD14</text:p>
          </table:table-cell>
          <table:table-cell office:value-type="string">
            <text:p>DPI_D18</text:p>
          </table:table-cell>
          <table:table-cell office:value-type="string">
            <text:p>SD1_CLK</text:p>
          </table:table-cell>
          <table:table-cell office:value-type="string">
            <text:p>ARM_TRST</text:p>
          </table:table-cell>
          <table:table-cell office:value-type="string">
            <text:p>SDA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ow</text:p>
          </table:table-cell>
          <table:table-cell office:value-type="string">
            <text:p>SD0_CMD</text:p>
          </table:table-cell>
          <table:table-cell office:value-type="string">
            <text:p>SD15</text:p>
          </table:table-cell>
          <table:table-cell office:value-type="string">
            <text:p>DPI_D19</text:p>
          </table:table-cell>
          <table:table-cell office:value-type="string">
            <text:p>SD1_CMD</text:p>
          </table:table-cell>
          <table:table-cell office:value-type="string">
            <text:p>ARM_RTCK</text:p>
          </table:table-cell>
          <table:table-cell office:value-type="string">
            <text:p>SCL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ow</text:p>
          </table:table-cell>
          <table:table-cell office:value-type="string">
            <text:p>SD0_DAT0</text:p>
          </table:table-cell>
          <table:table-cell office:value-type="string">
            <text:p>SD16</text:p>
          </table:table-cell>
          <table:table-cell office:value-type="string">
            <text:p>DPI_D20</text:p>
          </table:table-cell>
          <table:table-cell office:value-type="string">
            <text:p>SD1_DAT0</text:p>
          </table:table-cell>
          <table:table-cell office:value-type="string">
            <text:p>ARM_TDO</text:p>
          </table:table-cell>
          <table:table-cell office:value-type="string">
            <text:p>SPI3_CE1_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ow</text:p>
          </table:table-cell>
          <table:table-cell office:value-type="string">
            <text:p>SD0_DAT1</text:p>
          </table:table-cell>
          <table:table-cell office:value-type="string">
            <text:p>SD17</text:p>
          </table:table-cell>
          <table:table-cell office:value-type="string">
            <text:p>DPI_D21</text:p>
          </table:table-cell>
          <table:table-cell office:value-type="string">
            <text:p>SD1_DAT1</text:p>
          </table:table-cell>
          <table:table-cell office:value-type="string">
            <text:p>ARM_TCK</text:p>
          </table:table-cell>
          <table:table-cell office:value-type="string">
            <text:p>SPI4_CE1_N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ow</text:p>
          </table:table-cell>
          <table:table-cell office:value-type="string">
            <text:p>SD0_DAT2</text:p>
          </table:table-cell>
          <table:table-cell office:value-type="string">
            <text:p>TE0</text:p>
          </table:table-cell>
          <table:table-cell office:value-type="string">
            <text:p>DPI_D22</text:p>
          </table:table-cell>
          <table:table-cell office:value-type="string">
            <text:p>SD1_DAT2</text:p>
          </table:table-cell>
          <table:table-cell office:value-type="string">
            <text:p>ARM_TDI</text:p>
          </table:table-cell>
          <table:table-cell office:value-type="string">
            <text:p>SPI5_CE1_N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ow</text:p>
          </table:table-cell>
          <table:table-cell office:value-type="string">
            <text:p>SD0_DAT3</text:p>
          </table:table-cell>
          <table:table-cell office:value-type="string">
            <text:p>TE1</text:p>
          </table:table-cell>
          <table:table-cell office:value-type="string">
            <text:p>DPI_D23</text:p>
          </table:table-cell>
          <table:table-cell office:value-type="string">
            <text:p>SD1_DAT3</text:p>
          </table:table-cell>
          <table:table-cell office:value-type="string">
            <text:p>ARM_TMS</text:p>
          </table:table-cell>
          <table:table-cell office:value-type="string">
            <text:p>SPI6_CE1_N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28" office:value-type="string">
            <text:p>Raspberry Pi</text:p>
          </table:table-cell>
          <table:table-cell table:number-columns-repeated="2" table:style-name="ce29" office:value-type="string">
            <text:p>Pin</text:p>
          </table:table-cell>
          <table:table-cell table:style-name="ce28" office:value-type="string">
            <text:p>Raspberry Pi</text:p>
          </table:table-cell>
          <table:table-cell table:style-name="ce37" office:value-type="string">
            <text:p>Banana Pi</text:p>
          </table:table-cell>
          <table:table-cell table:style-name="ce38" office:value-type="string">
            <text:p>WiringPi</text:p>
          </table:table-cell>
        </table:table-row>
        <table:table-row table:style-name="ro2">
          <table:table-cell table:number-columns-repeated="2"/>
          <table:table-cell table:style-name="ce26" office:value-type="string">
            <text:p>+ 3,3 V</text:p>
          </table:table-cell>
          <table:table-cell table:style-name="ce30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6" office:value-type="string">
            <text:p>+ 5 V</text:p>
          </table:table-cell>
          <table:table-cell table:style-name="ce36" office:value-type="string">
            <text:p>-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SDA1) GPIO 2</text:p>
          </table:table-cell>
          <table:table-cell table:style-name="ce31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6" office:value-type="string">
            <text:p>+ 5 V</text:p>
          </table:table-cell>
          <table:table-cell table:style-name="ce36" office:value-type="string">
            <text:p>-</text:p>
          </table:table-cell>
        </table:table-row>
        <table:table-row table:style-name="ro2">
          <table:table-cell table:number-columns-repeated="2"/>
          <table:table-cell table:style-name="ce26" office:value-type="string">
            <text:p>(SCL1) GPIO 3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number-columns-repeated="2" table:style-name="ce36" office:value-type="string">
            <text:p>GND</text:p>
          </table:table-cell>
          <table:table-cell table:style-name="ce36" office:value-type="string">
            <text:p>-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GPIO_GCLK) GPIO 4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6" office:value-type="string">
            <text:p>GPIO 14 (TXD0)</text:p>
          </table:table-cell>
          <table:table-cell table:style-name="ce36" office:value-type="string">
            <text:p>PH 00</text:p>
          </table:table-cell>
          <table:table-cell table:style-name="ce36" office:value-type="float" office:value="15">
            <text:p>15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GND</text:p>
          </table:table-cell>
          <table:table-cell table:style-name="ce32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6" office:value-type="string">
            <text:p>GPIO 15 (RXD0)</text:p>
          </table:table-cell>
          <table:table-cell table:style-name="ce36" office:value-type="string">
            <text:p>PH 01</text:p>
          </table:table-cell>
          <table:table-cell table:style-name="ce36" office:value-type="float" office:value="16">
            <text:p>16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GPIO_GEN0) GPIO 17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6" office:value-type="string">
            <text:p>GPIO 18 (GPIO_GEN1)</text:p>
          </table:table-cell>
          <table:table-cell table:style-name="ce36" office:value-type="string">
            <text:p>PH 02</text:p>
          </table:table-cell>
          <table:table-cell table:style-name="ce36" office:value-type="float" office:value="1">
            <text:p>1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GPIO_GEN2) GPIO 27</text:p>
          </table:table-cell>
          <table:table-cell table:style-name="ce31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number-columns-repeated="2" table:style-name="ce36" office:value-type="string">
            <text:p>GND</text:p>
          </table:table-cell>
          <table:table-cell table:style-name="ce36" office:value-type="string">
            <text:p>-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GPIO_GEN3) GPIO 22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6" office:value-type="string">
            <text:p>GPIO 23 (GPIO_GEN4)</text:p>
          </table:table-cell>
          <table:table-cell table:style-name="ce36" office:value-type="string">
            <text:p>PH 20</text:p>
          </table:table-cell>
          <table:table-cell table:style-name="ce36" office:value-type="float" office:value="4">
            <text:p>4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+ 3,3 V</text:p>
          </table:table-cell>
          <table:table-cell table:style-name="ce33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6" office:value-type="string">
            <text:p>GPIO 24 (GPIO_GEN5)</text:p>
          </table:table-cell>
          <table:table-cell table:style-name="ce36" office:value-type="string">
            <text:p>PH 21</text:p>
          </table:table-cell>
          <table:table-cell table:style-name="ce36" office:value-type="float" office:value="5">
            <text:p>5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SPI_MOSI) GPIO 10</text:p>
          </table:table-cell>
          <table:table-cell table:style-name="ce31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number-columns-repeated="2" table:style-name="ce36" office:value-type="string">
            <text:p>GND</text:p>
          </table:table-cell>
          <table:table-cell table:style-name="ce36" office:value-type="string">
            <text:p>-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SPI_MISO) GPIO 9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6" office:value-type="string">
            <text:p>GPIO 25 (GPIO_GEN6)</text:p>
          </table:table-cell>
          <table:table-cell table:style-name="ce36" office:value-type="string">
            <text:p>PI 16</text:p>
          </table:table-cell>
          <table:table-cell table:style-name="ce36" office:value-type="float" office:value="6">
            <text:p>6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SPI_SLCK) GPIO 11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6" office:value-type="string">
            <text:p>GPIO 8 (SPI_CE0_N)</text:p>
          </table:table-cell>
          <table:table-cell table:style-name="ce36" office:value-type="string">
            <text:p>PI 10</text:p>
          </table:table-cell>
          <table:table-cell table:style-name="ce36" office:value-type="float" office:value="10">
            <text:p>10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GND</text:p>
          </table:table-cell>
          <table:table-cell table:style-name="ce32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6" office:value-type="string">
            <text:p>GPIO 7 (SPI_CE1_N)</text:p>
          </table:table-cell>
          <table:table-cell table:style-name="ce36" office:value-type="string">
            <text:p>PI 14</text:p>
          </table:table-cell>
          <table:table-cell table:style-name="ce36" office:value-type="float" office:value="11">
            <text:p>11</text:p>
          </table:table-cell>
        </table:table-row>
        <table:table-row table:style-name="ro3">
          <table:table-cell table:number-columns-repeated="2"/>
          <table:table-cell table:style-name="ce26" office:value-type="string">
            <text:p>(nur für I2C) ID_SD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36" office:value-type="string">
            <text:p>ID_SC (nur für I2C)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PIO 5</text:p>
          </table:table-cell>
          <table:table-cell table:style-name="ce31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36" office:value-type="string">
            <text:p>GND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PIO 6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32">
            <text:p>32</text:p>
          </table:table-cell>
          <table:table-cell table:style-name="ce36" office:value-type="string">
            <text:p>GPIO 12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PIO 13</text:p>
          </table:table-cell>
          <table:table-cell table:style-name="ce31" office:value-type="float" office:value="33">
            <text:p>33</text:p>
          </table:table-cell>
          <table:table-cell table:style-name="ce32" office:value-type="float" office:value="34">
            <text:p>34</text:p>
          </table:table-cell>
          <table:table-cell table:style-name="ce36" office:value-type="string">
            <text:p>GND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PIO 19</text:p>
          </table:table-cell>
          <table:table-cell table:style-name="ce31" office:value-type="float" office:value="35">
            <text:p>35</text:p>
          </table:table-cell>
          <table:table-cell table:style-name="ce31" office:value-type="float" office:value="36">
            <text:p>36</text:p>
          </table:table-cell>
          <table:table-cell table:style-name="ce36" office:value-type="string">
            <text:p>GPIO 16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PIO 26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38">
            <text:p>38</text:p>
          </table:table-cell>
          <table:table-cell table:style-name="ce36" office:value-type="string">
            <text:p>GPIO 20</text:p>
          </table:table-cell>
          <table:table-cell table:number-columns-repeated="2" table:style-name="ce36" office:value-type="string">
            <text:p> </text:p>
          </table:table-cell>
        </table:table-row>
        <table:table-row table:style-name="ro2">
          <table:table-cell table:number-columns-repeated="2" table:style-name="ce26" office:value-type="string">
            <text:p> </text:p>
          </table:table-cell>
          <table:table-cell table:style-name="ce26" office:value-type="string">
            <text:p>GND</text:p>
          </table:table-cell>
          <table:table-cell table:style-name="ce32" office:value-type="float" office:value="39">
            <text:p>39</text:p>
          </table:table-cell>
          <table:table-cell table:style-name="ce31" office:value-type="float" office:value="40">
            <text:p>40</text:p>
          </table:table-cell>
          <table:table-cell table:style-name="ce36" office:value-type="string">
            <text:p>GPIO 21</text:p>
          </table:table-cell>
          <table:table-cell table:number-columns-repeated="2" table:style-name="ce36" office:value-type="string">
            <text:p> </text:p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PINOUT.A1:PINOUT.D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996600"/>
    </style:style>
    <style:style style:name="Unbenannt2" style:family="table-cell" style:parent-style-name="Default">
      <style:table-cell-properties fo:background-color="#ff3333"/>
    </style:style>
    <style:style style:name="Unbenannt3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.02.2020</text:date>, <text:time>16:55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6:01:29.80</meta:creation-date>
    <dc:date>2020-02-07T16:55:31.48</dc:date>
    <meta:editing-duration>PT54M2S</meta:editing-duration>
    <meta:editing-cycles>3</meta:editing-cycles>
    <meta:generator>OpenOffice/4.1.5$Win32 OpenOffice.org_project/415m1$Build-9789</meta:generator>
    <meta:document-statistic meta:table-count="3" meta:cell-count="613" meta:object-count="0"/>
  </office:meta>
</office:document-meta>
</file>